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2.5854in" svg:y="4.0051in">
            <draw:object draw:notify-on-update-of-ranges="Sheet1.I4:Sheet1.I4 Sheet1.I5:Sheet1.I15 Sheet1.J4:Sheet1.J4 Sheet1.J5:Sheet1.J15 Sheet1.K4:Sheet1.K4 Sheet1.K5:Sheet1.K15 Sheet1.L4:Sheet1.L4 Sheet1.L5:Sheet1.L15 Sheet1.M4:Sheet1.M4 Sheet1.M5:Sheet1.M15 Sheet1.N4:Sheet1.N4 Sheet1.N5:Sheet1.N15 Sheet1.O4:Sheet1.O4 Sheet1.O5:Sheet1.O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erros</text:p>
          </table:table-cell>
          <table:table-cell office:value-type="string" calcext:value-type="string">
            <text:p>Opção 1</text:p>
          </table:table-cell>
          <table:table-cell office:value-type="string" calcext:value-type="string">
            <text:p>Opção 2</text:p>
          </table:table-cell>
          <table:table-cell office:value-type="string" calcext:value-type="string">
            <text:p>Opção 3</text:p>
          </table:table-cell>
          <table:table-cell office:value-type="string" calcext:value-type="string">
            <text:p>Opção 4</text:p>
          </table:table-cell>
          <table:table-cell office:value-type="string" calcext:value-type="string">
            <text:p>Opção 5</text:p>
          </table:table-cell>
          <table:table-cell office:value-type="string" calcext:value-type="string">
            <text:p>Opção 6</text:p>
          </table:table-cell>
          <table:table-cell/>
          <table:table-cell office:value-type="string" calcext:value-type="string">
            <text:p>erros</text:p>
          </table:table-cell>
          <table:table-cell office:value-type="string" calcext:value-type="string">
            <text:p>Opção 1</text:p>
          </table:table-cell>
          <table:table-cell office:value-type="string" calcext:value-type="string">
            <text:p>Opção 2</text:p>
          </table:table-cell>
          <table:table-cell office:value-type="string" calcext:value-type="string">
            <text:p>Opção 3</text:p>
          </table:table-cell>
          <table:table-cell office:value-type="string" calcext:value-type="string">
            <text:p>Opção 4</text:p>
          </table:table-cell>
          <table:table-cell office:value-type="string" calcext:value-type="string">
            <text:p>Opção 5</text:p>
          </table:table-cell>
          <table:table-cell office:value-type="string" calcext:value-type="string">
            <text:p>Opção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02734375" calcext:value-type="float">
            <text:p>5.302734375</text:p>
          </table:table-cell>
          <table:table-cell office:value-type="float" office:value="10" calcext:value-type="float">
            <text:p>10</text:p>
          </table:table-cell>
          <table:table-cell table:formula="of:=[.$B$5]*(100-[.A6]-RANDBETWEEN(1;3))/100" office:value-type="float" office:value="9.8" calcext:value-type="float">
            <text:p>9.8</text:p>
          </table:table-cell>
          <table:table-cell table:formula="of:=[.$B$5]*(100-RANDBETWEEN(5;10)*[.A6])/100" office:value-type="float" office:value="9" calcext:value-type="float">
            <text:p>9</text:p>
          </table:table-cell>
          <table:table-cell table:formula="of:=MAX(0;[.$B$5]-[.$B$5]*LOG10([.A6])-(RANDBETWEEN(1;8)/10)*[.$B$5])" office:value-type="float" office:value="6" calcext:value-type="float">
            <text:p>6</text:p>
          </table:table-cell>
          <table:table-cell table:formula="of:=[.$B$5]-[.$B$5]*LOG10([.A6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.302734375" calcext:value-type="float">
            <text:p>5.302734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7109375" calcext:value-type="float">
            <text:p>2.87109375</text:p>
          </table:table-cell>
          <table:table-cell office:value-type="float" office:value="10" calcext:value-type="float">
            <text:p>10</text:p>
          </table:table-cell>
          <table:table-cell table:formula="of:=[.$B$5]*(100-[.A7]-RANDBETWEEN(1;3))/100" office:value-type="float" office:value="9.6" calcext:value-type="float">
            <text:p>9.6</text:p>
          </table:table-cell>
          <table:table-cell table:formula="of:=[.$B$5]*(100-RANDBETWEEN(5;10)*[.A7])/100" office:value-type="float" office:value="9" calcext:value-type="float">
            <text:p>9</text:p>
          </table:table-cell>
          <table:table-cell table:formula="of:=MAX(0;[.$B$5]-[.$B$5]*LOG10([.A7])-(RANDBETWEEN(1;8)/10)*[.$B$5])" office:value-type="float" office:value="4.98970004336019" calcext:value-type="float">
            <text:p>4.9897000434</text:p>
          </table:table-cell>
          <table:table-cell table:formula="of:=[.$B$5]-[.$B$5]*LOG10([.A7])" office:value-type="float" office:value="6.98970004336019" calcext:value-type="float">
            <text:p>6.9897000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6.98970004336019" calcext:value-type="float">
            <text:p>6.9897000434</text:p>
          </table:table-cell>
          <table:table-cell office:value-type="float" office:value="2.87109375" calcext:value-type="float">
            <text:p>2.87109375</text:p>
          </table:table-cell>
          <table:table-cell office:value-type="float" office:value="4.98970004336019" calcext:value-type="float">
            <text:p>4.9897000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33984375" calcext:value-type="float">
            <text:p>2.333984375</text:p>
          </table:table-cell>
          <table:table-cell office:value-type="float" office:value="10" calcext:value-type="float">
            <text:p>10</text:p>
          </table:table-cell>
          <table:table-cell table:formula="of:=[.$B$5]*(100-[.A8]-RANDBETWEEN(1;3))/100" office:value-type="float" office:value="9.5" calcext:value-type="float">
            <text:p>9.5</text:p>
          </table:table-cell>
          <table:table-cell table:formula="of:=[.$B$5]*(100-RANDBETWEEN(5;10)*[.A8])/100" office:value-type="float" office:value="8.2" calcext:value-type="float">
            <text:p>8.2</text:p>
          </table:table-cell>
          <table:table-cell table:formula="of:=MAX(0;[.$B$5]-[.$B$5]*LOG10([.A8])-(RANDBETWEEN(1;8)/10)*[.$B$5])" office:value-type="float" office:value="0.228787452803376" calcext:value-type="float">
            <text:p>0.2287874528</text:p>
          </table:table-cell>
          <table:table-cell table:formula="of:=[.$B$5]-[.$B$5]*LOG10([.A8])" office:value-type="float" office:value="5.22878745280338" calcext:value-type="float">
            <text:p>5.2287874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5.22878745280338" calcext:value-type="float">
            <text:p>5.2287874528</text:p>
          </table:table-cell>
          <table:table-cell office:value-type="float" office:value="2.333984375" calcext:value-type="float">
            <text:p>2.333984375</text:p>
          </table:table-cell>
          <table:table-cell office:value-type="float" office:value="0.228787452803376" calcext:value-type="float">
            <text:p>0.2287874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234375" calcext:value-type="float">
            <text:p>1.15234375</text:p>
          </table:table-cell>
          <table:table-cell office:value-type="float" office:value="10" calcext:value-type="float">
            <text:p>10</text:p>
          </table:table-cell>
          <table:table-cell table:formula="of:=[.$B$5]*(100-[.A9]-RANDBETWEEN(1;3))/100" office:value-type="float" office:value="9.5" calcext:value-type="float">
            <text:p>9.5</text:p>
          </table:table-cell>
          <table:table-cell table:formula="of:=[.$B$5]*(100-RANDBETWEEN(5;10)*[.A9])/100" office:value-type="float" office:value="7.6" calcext:value-type="float">
            <text:p>7.6</text:p>
          </table:table-cell>
          <table:table-cell table:formula="of:=MAX(0;[.$B$5]-[.$B$5]*LOG10([.A9])-(RANDBETWEEN(1;8)/10)*[.$B$5])" office:value-type="float" office:value="0" calcext:value-type="float">
            <text:p>0</text:p>
          </table:table-cell>
          <table:table-cell table:formula="of:=[.$B$5]-[.$B$5]*LOG10([.A9])" office:value-type="float" office:value="3.97940008672038" calcext:value-type="float">
            <text:p>3.97940008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3.97940008672038" calcext:value-type="float">
            <text:p>3.9794000867</text:p>
          </table:table-cell>
          <table:table-cell office:value-type="float" office:value="1.15234375" calcext:value-type="float">
            <text:p>1.152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19140625" calcext:value-type="float">
            <text:p>0.9619140625</text:p>
          </table:table-cell>
          <table:table-cell office:value-type="float" office:value="10" calcext:value-type="float">
            <text:p>10</text:p>
          </table:table-cell>
          <table:table-cell table:formula="of:=[.$B$5]*(100-[.A10]-RANDBETWEEN(1;3))/100" office:value-type="float" office:value="9.4" calcext:value-type="float">
            <text:p>9.4</text:p>
          </table:table-cell>
          <table:table-cell table:formula="of:=[.$B$5]*(100-RANDBETWEEN(5;10)*[.A10])/100" office:value-type="float" office:value="6.5" calcext:value-type="float">
            <text:p>6.5</text:p>
          </table:table-cell>
          <table:table-cell table:formula="of:=MAX(0;[.$B$5]-[.$B$5]*LOG10([.A10])-(RANDBETWEEN(1;8)/10)*[.$B$5])" office:value-type="float" office:value="0" calcext:value-type="float">
            <text:p>0</text:p>
          </table:table-cell>
          <table:table-cell table:formula="of:=[.$B$5]-[.$B$5]*LOG10([.A10])" office:value-type="float" office:value="3.01029995663981" calcext:value-type="float">
            <text:p>3.01029995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6.5" calcext:value-type="float">
            <text:p>6.5</text:p>
          </table:table-cell>
          <table:table-cell office:value-type="float" office:value="3.01029995663981" calcext:value-type="float">
            <text:p>3.0102999566</text:p>
          </table:table-cell>
          <table:table-cell office:value-type="float" office:value="0.9619140625" calcext:value-type="float">
            <text:p>0.96191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10" calcext:value-type="float">
            <text:p>10</text:p>
          </table:table-cell>
          <table:table-cell table:formula="of:=[.$B$5]*(100-[.A11]-RANDBETWEEN(1;3))/100" office:value-type="float" office:value="9.2" calcext:value-type="float">
            <text:p>9.2</text:p>
          </table:table-cell>
          <table:table-cell table:formula="of:=[.$B$5]*(100-RANDBETWEEN(5;10)*[.A11])/100" office:value-type="float" office:value="4.6" calcext:value-type="float">
            <text:p>4.6</text:p>
          </table:table-cell>
          <table:table-cell table:formula="of:=MAX(0;[.$B$5]-[.$B$5]*LOG10([.A11])-(RANDBETWEEN(1;8)/10)*[.$B$5])" office:value-type="float" office:value="0" calcext:value-type="float">
            <text:p>0</text:p>
          </table:table-cell>
          <table:table-cell table:formula="of:=[.$B$5]-[.$B$5]*LOG10([.A11])" office:value-type="float" office:value="2.21848749616356" calcext:value-type="float">
            <text:p>2.21848749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2.21848749616356" calcext:value-type="float">
            <text:p>2.2184874962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10" calcext:value-type="float">
            <text:p>10</text:p>
          </table:table-cell>
          <table:table-cell table:formula="of:=[.$B$5]*(100-[.A12]-RANDBETWEEN(1;3))/100" office:value-type="float" office:value="9.1" calcext:value-type="float">
            <text:p>9.1</text:p>
          </table:table-cell>
          <table:table-cell table:formula="of:=[.$B$5]*(100-RANDBETWEEN(5;10)*[.A12])/100" office:value-type="float" office:value="4.4" calcext:value-type="float">
            <text:p>4.4</text:p>
          </table:table-cell>
          <table:table-cell table:formula="of:=MAX(0;[.$B$5]-[.$B$5]*LOG10([.A12])-(RANDBETWEEN(1;8)/10)*[.$B$5])" office:value-type="float" office:value="0" calcext:value-type="float">
            <text:p>0</text:p>
          </table:table-cell>
          <table:table-cell table:formula="of:=[.$B$5]-[.$B$5]*LOG10([.A12])" office:value-type="float" office:value="1.54901959985743" calcext:value-type="float">
            <text:p>1.5490195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4.4" calcext:value-type="float">
            <text:p>4.4</text:p>
          </table:table-cell>
          <table:table-cell office:value-type="float" office:value="1.54901959985743" calcext:value-type="float">
            <text:p>1.5490195999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6953125" calcext:value-type="float">
            <text:p>0.2626953125</text:p>
          </table:table-cell>
          <table:table-cell office:value-type="float" office:value="10" calcext:value-type="float">
            <text:p>10</text:p>
          </table:table-cell>
          <table:table-cell table:formula="of:=[.$B$5]*(100-[.A13]-RANDBETWEEN(1;3))/100" office:value-type="float" office:value="9.1" calcext:value-type="float">
            <text:p>9.1</text:p>
          </table:table-cell>
          <table:table-cell table:formula="of:=[.$B$5]*(100-RANDBETWEEN(5;10)*[.A13])/100" office:value-type="float" office:value="5.2" calcext:value-type="float">
            <text:p>5.2</text:p>
          </table:table-cell>
          <table:table-cell table:formula="of:=MAX(0;[.$B$5]-[.$B$5]*LOG10([.A13])-(RANDBETWEEN(1;8)/10)*[.$B$5])" office:value-type="float" office:value="0" calcext:value-type="float">
            <text:p>0</text:p>
          </table:table-cell>
          <table:table-cell table:formula="of:=[.$B$5]-[.$B$5]*LOG10([.A13])" office:value-type="float" office:value="0.969100130080564" calcext:value-type="float">
            <text:p>0.96910013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.2" calcext:value-type="float">
            <text:p>5.2</text:p>
          </table:table-cell>
          <table:table-cell office:value-type="float" office:value="0.969100130080564" calcext:value-type="float">
            <text:p>0.9691001301</text:p>
          </table:table-cell>
          <table:table-cell office:value-type="float" office:value="0.2626953125" calcext:value-type="float">
            <text:p>0.262695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560546875" calcext:value-type="float">
            <text:p>0.0456054688</text:p>
          </table:table-cell>
          <table:table-cell office:value-type="float" office:value="10" calcext:value-type="float">
            <text:p>10</text:p>
          </table:table-cell>
          <table:table-cell table:formula="of:=[.$B$5]*(100-[.A14]-RANDBETWEEN(1;3))/100" office:value-type="float" office:value="8.8" calcext:value-type="float">
            <text:p>8.8</text:p>
          </table:table-cell>
          <table:table-cell table:formula="of:=[.$B$5]*(100-RANDBETWEEN(5;10)*[.A14])/100" office:value-type="float" office:value="2.8" calcext:value-type="float">
            <text:p>2.8</text:p>
          </table:table-cell>
          <table:table-cell table:formula="of:=MAX(0;[.$B$5]-[.$B$5]*LOG10([.A14])-(RANDBETWEEN(1;8)/10)*[.$B$5])" office:value-type="float" office:value="0" calcext:value-type="float">
            <text:p>0</text:p>
          </table:table-cell>
          <table:table-cell table:formula="of:=[.$B$5]-[.$B$5]*LOG10([.A14])" office:value-type="float" office:value="0.457574905606752" calcext:value-type="float">
            <text:p>0.45757490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2.8" calcext:value-type="float">
            <text:p>2.8</text:p>
          </table:table-cell>
          <table:table-cell office:value-type="float" office:value="0.457574905606752" calcext:value-type="float">
            <text:p>0.4575749056</text:p>
          </table:table-cell>
          <table:table-cell office:value-type="float" office:value="0.04560546875" calcext:value-type="float">
            <text:p>0.045605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13671875" calcext:value-type="float">
            <text:p>0.0151367188</text:p>
          </table:table-cell>
          <table:table-cell office:value-type="float" office:value="10" calcext:value-type="float">
            <text:p>10</text:p>
          </table:table-cell>
          <table:table-cell table:formula="of:=[.$B$5]*(100-[.A15]-RANDBETWEEN(1;3))/100" office:value-type="float" office:value="8.7" calcext:value-type="float">
            <text:p>8.7</text:p>
          </table:table-cell>
          <table:table-cell table:formula="of:=[.$B$5]*(100-RANDBETWEEN(5;10)*[.A15])/100" office:value-type="float" office:value="2" calcext:value-type="float">
            <text:p>2</text:p>
          </table:table-cell>
          <table:table-cell table:formula="of:=MAX(0;[.$B$5]-[.$B$5]*LOG10([.A15])-(RANDBETWEEN(1;8)/10)*[.$B$5])" office:value-type="float" office:value="0" calcext:value-type="float">
            <text:p>0</text:p>
          </table:table-cell>
          <table:table-cell table:formula="of:=[.$B$5]-[.$B$5]*LOG10([.A15])" office:value-type="float" office:value="0" calcext:value-type="float">
            <text:p>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13671875" calcext:value-type="float">
            <text:p>0.015136718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LOG10([.C2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LOG10([.C24])" office:value-type="float" office:value="0.301029995663981" calcext:value-type="float">
            <text:p>0.30102999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LOG10([.C25])" office:value-type="float" office:value="0.477121254719662" calcext:value-type="float">
            <text:p>0.4771212547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G10([.C26])" office:value-type="float" office:value="0.602059991327962" calcext:value-type="float">
            <text:p>0.6020599913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G10([.C27])" office:value-type="float" office:value="0.698970004336019" calcext:value-type="float">
            <text:p>0.6989700043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LOG10([.C28])" office:value-type="float" office:value="0.778151250383644" calcext:value-type="float">
            <text:p>0.7781512504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LOG10([.C29])" office:value-type="float" office:value="0.845098040014257" calcext:value-type="float">
            <text:p>0.84509804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LOG10([.C30])" office:value-type="float" office:value="0.903089986991943" calcext:value-type="float">
            <text:p>0.9030899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LOG10([.C31])" office:value-type="float" office:value="0.954242509439325" calcext:value-type="float">
            <text:p>0.954242509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LOG10([.C32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formula="of:=RANDBETWEEN(1;10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table:style-name="ce1" table:formula="of:=RANDBETWEEN(1;8)/10" office:value-type="float" office:value="0.7" calcext:value-type="float">
            <text:p>0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Rocha</meta:initial-creator>
    <meta:creation-date>2017-02-25T10:36:35.481304521</meta:creation-date>
    <dc:date>2017-02-25T11:23:48.563420902</dc:date>
    <dc:creator>Ricardo Rocha</dc:creator>
    <meta:editing-duration>PT3M45S</meta:editing-duration>
    <meta:editing-cycles>1</meta:editing-cycles>
    <meta:document-statistic meta:table-count="1" meta:cell-count="19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278cm" svg:y="0.316cm" chart:style-name="ch2">
          <text:p>Taxa de Transmissão Efetiva do TCP</text:p>
        </chart:title>
        <chart:legend chart:legend-position="end" svg:x="13.358cm" svg:y="2.958cm" style:legend-expansion="high" chart:style-name="ch3"/>
        <chart:plot-area chart:style-name="ch4" table:cell-range-address="Sheet1.I4:Sheet1.O15" chart:data-source-has-labels="both" svg:x="1.33cm" svg:y="1.301cm" svg:width="11.709cm" svg:height="6.543cm">
          <chartooo:coordinate-region svg:x="1.951cm" svg:y="1.5cm" svg:width="10.901cm" svg:height="5.697cm"/>
          <chart:axis chart:dimension="x" chart:name="primary-x" chart:style-name="ch5" chartooo:axis-type="auto">
            <chartooo:date-scale/>
            <chart:title svg:x="4.507cm" svg:y="8.024cm" chart:style-name="ch6">
              <text:p>Percentual de Perda de Pacotes (%)</text:p>
            </chart:title>
            <chart:categories table:cell-range-address="Sheet1.I5:Sheet1.I15"/>
          </chart:axis>
          <chart:axis chart:dimension="y" chart:name="primary-y" chart:style-name="ch5">
            <chart:title svg:x="0.451cm" svg:y="6.667cm" chart:style-name="ch7">
              <text:p>Taxa de Transmissão (Mbps)</text:p>
            </chart:title>
            <chart:grid chart:style-name="ch8" chart:class="major"/>
          </chart:axis>
          <chart:series chart:style-name="ch9" chart:values-cell-range-address="Sheet1.J5:Sheet1.J15" chart:label-cell-address="Sheet1.J4:Sheet1.J4" chart:class="chart:line">
            <chart:data-point chart:repeated="11"/>
          </chart:series>
          <chart:series chart:style-name="ch10" chart:values-cell-range-address="Sheet1.K5:Sheet1.K15" chart:label-cell-address="Sheet1.K4:Sheet1.K4" chart:class="chart:line">
            <chart:data-point chart:repeated="11"/>
          </chart:series>
          <chart:series chart:style-name="ch11" chart:values-cell-range-address="Sheet1.L5:Sheet1.L15" chart:label-cell-address="Sheet1.L4:Sheet1.L4" chart:class="chart:line">
            <chart:data-point chart:repeated="11"/>
          </chart:series>
          <chart:series chart:style-name="ch12" chart:values-cell-range-address="Sheet1.M5:Sheet1.M15" chart:label-cell-address="Sheet1.M4:Sheet1.M4" chart:class="chart:line">
            <chart:data-point chart:repeated="11"/>
          </chart:series>
          <chart:series chart:style-name="ch13" chart:values-cell-range-address="Sheet1.N5:Sheet1.N15" chart:label-cell-address="Sheet1.N4:Sheet1.N4" chart:class="chart:line">
            <chart:data-point chart:repeated="11"/>
          </chart:series>
          <chart:series chart:style-name="ch14" chart:values-cell-range-address="Sheet1.O5:Sheet1.O15" chart:label-cell-address="Sheet1.O4:Sheet1.O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ção 1</text:p>
                <draw:g>
                  <svg:desc>Sheet1.J4:Sheet1.J4</svg:desc>
                </draw:g>
              </table:table-cell>
              <table:table-cell office:value-type="string">
                <text:p>Opção 2</text:p>
                <draw:g>
                  <svg:desc>Sheet1.K4:Sheet1.K4</svg:desc>
                </draw:g>
              </table:table-cell>
              <table:table-cell office:value-type="string">
                <text:p>Opção 3</text:p>
                <draw:g>
                  <svg:desc>Sheet1.L4:Sheet1.L4</svg:desc>
                </draw:g>
              </table:table-cell>
              <table:table-cell office:value-type="string">
                <text:p>Opção 4</text:p>
                <draw:g>
                  <svg:desc>Sheet1.M4:Sheet1.M4</svg:desc>
                </draw:g>
              </table:table-cell>
              <table:table-cell office:value-type="string">
                <text:p>Opção 5</text:p>
                <draw:g>
                  <svg:desc>Sheet1.N4:Sheet1.N4</svg:desc>
                </draw:g>
              </table:table-cell>
              <table:table-cell office:value-type="string">
                <text:p>Opção 6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5:Sheet1.I15</svg:desc>
                </draw:g>
              </table:table-cell>
              <table:table-cell office:value-type="float" office:value="10">
                <text:p>10</text:p>
                <draw:g>
                  <svg:desc>Sheet1.J5:Sheet1.J15</svg:desc>
                </draw:g>
              </table:table-cell>
              <table:table-cell office:value-type="float" office:value="10">
                <text:p>10</text:p>
                <draw:g>
                  <svg:desc>Sheet1.K5:Sheet1.K15</svg:desc>
                </draw:g>
              </table:table-cell>
              <table:table-cell office:value-type="float" office:value="10">
                <text:p>10</text:p>
                <draw:g>
                  <svg:desc>Sheet1.L5:Sheet1.L15</svg:desc>
                </draw:g>
              </table:table-cell>
              <table:table-cell office:value-type="float" office:value="10">
                <text:p>10</text:p>
                <draw:g>
                  <svg:desc>Sheet1.M5:Sheet1.M15</svg:desc>
                </draw:g>
              </table:table-cell>
              <table:table-cell office:value-type="float" office:value="10">
                <text:p>10</text:p>
                <draw:g>
                  <svg:desc>Sheet1.N5:Sheet1.N15</svg:desc>
                </draw:g>
              </table:table-cell>
              <table:table-cell office:value-type="float" office:value="10">
                <text:p>10</text:p>
                <draw:g>
                  <svg:desc>Sheet1.O5:Sheet1.O1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302734375">
                <text:p>5.302734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9">
                <text:p>9</text:p>
              </table:table-cell>
              <table:table-cell office:value-type="float" office:value="6.98970004336019">
                <text:p>6.98970004336019</text:p>
              </table:table-cell>
              <table:table-cell office:value-type="float" office:value="2.87109375">
                <text:p>2.87109375</text:p>
              </table:table-cell>
              <table:table-cell office:value-type="float" office:value="4.98970004336019">
                <text:p>4.989700043360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8.2">
                <text:p>8.2</text:p>
              </table:table-cell>
              <table:table-cell office:value-type="float" office:value="5.22878745280338">
                <text:p>5.22878745280338</text:p>
              </table:table-cell>
              <table:table-cell office:value-type="float" office:value="2.333984375">
                <text:p>2.333984375</text:p>
              </table:table-cell>
              <table:table-cell office:value-type="float" office:value="0.228787452803376">
                <text:p>0.2287874528033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6">
                <text:p>7.6</text:p>
              </table:table-cell>
              <table:table-cell office:value-type="float" office:value="3.97940008672038">
                <text:p>3.97940008672038</text:p>
              </table:table-cell>
              <table:table-cell office:value-type="float" office:value="1.15234375">
                <text:p>1.15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4">
                <text:p>9.4</text:p>
              </table:table-cell>
              <table:table-cell office:value-type="float" office:value="6.5">
                <text:p>6.5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4.6">
                <text:p>4.6</text:p>
              </table:table-cell>
              <table:table-cell office:value-type="float" office:value="2.21848749616356">
                <text:p>2.21848749616356</text:p>
              </table:table-cell>
              <table:table-cell office:value-type="float" office:value="0.4453125">
                <text:p>0.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4.4">
                <text:p>4.4</text:p>
              </table:table-cell>
              <table:table-cell office:value-type="float" office:value="1.54901959985743">
                <text:p>1.54901959985743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5.2">
                <text:p>5.2</text:p>
              </table:table-cell>
              <table:table-cell office:value-type="float" office:value="0.969100130080564">
                <text:p>0.969100130080564</text:p>
              </table:table-cell>
              <table:table-cell office:value-type="float" office:value="0.2626953125">
                <text:p>0.26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2.8">
                <text:p>2.8</text:p>
              </table:table-cell>
              <table:table-cell office:value-type="float" office:value="0.457574905606752">
                <text:p>0.457574905606752</text:p>
              </table:table-cell>
              <table:table-cell office:value-type="float" office:value="0.04560546875">
                <text:p>0.045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7">
                <text:p>8.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513671875">
                <text:p>0.01513671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